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1b2055" officeooo:paragraph-rsid="001b205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c0e6" officeooo:paragraph-rsid="0026c0e6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3be5a" officeooo:paragraph-rsid="0026c0e6"/>
    </style:style>
    <style:style style:name="T1" style:family="text">
      <style:text-properties officeooo:rsid="001c188a"/>
    </style:style>
    <style:style style:name="T2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fo:font-size="12pt" fo:letter-spacing="normal" fo:font-style="normal" fo:font-weight="normal" officeooo:rsid="001f8014"/>
    </style:style>
    <style:style style:name="T4" style:family="text">
      <style:text-properties fo:font-variant="normal" fo:text-transform="none" fo:color="#222222" loext:opacity="100%" fo:font-size="12pt" fo:letter-spacing="normal" fo:font-style="normal" fo:font-weight="normal" officeooo:rsid="0025a96f"/>
    </style:style>
    <style:style style:name="T5" style:family="text">
      <style:text-properties fo:font-variant="normal" fo:text-transform="none" fo:color="#222222" loext:opacity="100%" fo:font-size="12pt" fo:letter-spacing="normal" fo:font-style="normal" fo:font-weight="normal" officeooo:rsid="00264e0a"/>
    </style:style>
    <style:style style:name="T6" style:family="text">
      <style:text-properties officeooo:rsid="0023c543"/>
    </style:style>
    <style:style style:name="T7" style:family="text">
      <style:text-properties officeooo:rsid="00292e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6</text:span><text:span text:style-name="T7">0</text:span><text:span text:style-name="T6">1</text:span><text:span text:style-name="T1"> - </text:span>Notes, Quirks, and Trivia</text:p>
      <text:p text:style-name="P2"/>
      <text:list xml:id="list1544924121" text:style-name="L1">
        <text:list-item>
          <text:p text:style-name="P3">Bugs:</text:p>
          <text:list>
            <text:list-item>
              <text:p text:style-name="P4"><text:span text:style-name="T3">N</text:span><text:span text:style-name="T2">o verbal acknowledgment from ground crew when rearming, or when done with rearming. <text:s/></text:span><text:span text:style-name="T4">However it does </text:span><text:span text:style-name="T5">briefly </text:span><text:span text:style-name="T4">appear in text at the top of the scree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08:29:57.712000000</dc:date>
    <meta:editing-duration>PT4H31M42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" meta:word-count="35" meta:character-count="188" meta:non-whitespace-character-count="157"/>
  </office:meta>
</office:document-meta>
</file>